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4E000003B132D04AF030DE5D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95cm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2" draw:layer="layout" svg:width="15.9cm" svg:height="10.2cm" svg:x="2.7cm" svg:y="2cm">
          <draw:text-box>
            <text:p text:style-name="P1"><text:span text:style-name="T1">OČNÍ EU s.r.o. - </text:span></text:p>
            <text:p text:style-name="P1"/>
            <text:p text:style-name="P1"><text:span text:style-name="T2">Akreditované pracoviště pro vzdělávání lékařů</text:span></text:p>
          </draw:text-box>
        </draw:frame>
        <draw:frame draw:style-name="gr2" draw:text-style-name="P1" draw:layer="layout" svg:width="11.445cm" svg:height="5.087cm" svg:x="4.9cm" svg:y="6.3cm">
          <draw:image xlink:href="Pictures/100002010000084E000003B132D04AF030DE5D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11:11:12.827000000</meta:creation-date>
    <dc:date>2018-09-25T11:17:25.524000000</dc:date>
    <meta:editing-duration>PT6M12S</meta:editing-duration>
    <meta:editing-cycles>1</meta:editing-cycles>
    <meta:document-statistic meta:object-count="2"/>
    <meta:generator>LibreOffice/5.3.3.2$Windows_x86 LibreOffice_project/3d9a8b4b4e538a85e0782bd6c2d430bafe583448</meta:generator>
  </office:meta>
</office:document-meta>
</file>